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Numbering_20_ivx">
      <style:text-properties officeooo:paragraph-rsid="00114838"/>
    </style:style>
    <style:style style:name="P3" style:family="paragraph" style:parent-style-name="Standard" style:list-style-name="Numbering_20_ivx">
      <style:text-properties officeooo:paragraph-rsid="00159172"/>
    </style:style>
    <style:style style:name="P4" style:family="paragraph" style:parent-style-name="Standard" style:list-style-name="Numbering_20_ivx">
      <style:text-properties officeooo:paragraph-rsid="001627ad"/>
    </style:style>
    <style:style style:name="P5" style:family="paragraph" style:parent-style-name="Standard" style:list-style-name="Numbering_20_ivx">
      <style:text-properties officeooo:paragraph-rsid="0013ce8c"/>
    </style:style>
    <style:style style:name="P6" style:family="paragraph" style:parent-style-name="Standard" style:list-style-name="Numbering_20_ivx">
      <style:text-properties officeooo:paragraph-rsid="00125ea8"/>
    </style:style>
    <style:style style:name="P7" style:family="paragraph" style:parent-style-name="Standard" style:list-style-name="Numbering_20_ivx">
      <style:text-properties officeooo:paragraph-rsid="001e616e"/>
    </style:style>
    <style:style style:name="P8" style:family="paragraph" style:parent-style-name="Standard" style:list-style-name="Numbering_20_ivx">
      <style:text-properties officeooo:paragraph-rsid="0026be0d"/>
    </style:style>
    <style:style style:name="P9" style:family="paragraph" style:parent-style-name="Standard" style:list-style-name="Numbering_20_ivx">
      <style:text-properties officeooo:paragraph-rsid="002dae74"/>
    </style:style>
    <style:style style:name="P10" style:family="paragraph" style:parent-style-name="Standard" style:list-style-name="Numbering_20_ivx">
      <style:text-properties officeooo:paragraph-rsid="00339c01"/>
    </style:style>
    <style:style style:name="P11" style:family="paragraph" style:parent-style-name="Standard" style:list-style-name="Numbering_20_ivx">
      <style:text-properties officeooo:paragraph-rsid="003b3858"/>
    </style:style>
    <style:style style:name="P12" style:family="paragraph" style:parent-style-name="Standard" style:list-style-name="Numbering_20_ivx">
      <style:text-properties fo:font-weight="bold" officeooo:paragraph-rsid="00101e33" style:font-weight-asian="bold" style:font-weight-complex="bold"/>
    </style:style>
    <style:style style:name="P13" style:family="paragraph" style:parent-style-name="Standard" style:list-style-name="Numbering_20_ivx">
      <style:text-properties fo:font-weight="bold" officeooo:paragraph-rsid="00114838" style:font-weight-asian="bold" style:font-weight-complex="bold"/>
    </style:style>
    <style:style style:name="P14" style:family="paragraph" style:parent-style-name="Standard" style:list-style-name="Numbering_20_ivx">
      <style:text-properties fo:font-weight="bold" officeooo:paragraph-rsid="00125ea8" style:font-weight-asian="bold" style:font-weight-complex="bold"/>
    </style:style>
    <style:style style:name="P15" style:family="paragraph" style:parent-style-name="Standard" style:list-style-name="L1">
      <style:text-properties officeooo:rsid="002c3346" officeooo:paragraph-rsid="002c3346"/>
    </style:style>
    <style:style style:name="T1" style:family="text">
      <style:text-properties officeooo:rsid="00114838"/>
    </style:style>
    <style:style style:name="T2" style:family="text">
      <style:text-properties officeooo:rsid="0012dee0"/>
    </style:style>
    <style:style style:name="T3" style:family="text">
      <style:text-properties officeooo:rsid="00159172"/>
    </style:style>
    <style:style style:name="T4" style:family="text">
      <style:text-properties officeooo:rsid="001627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4838" style:font-weight-asian="bold" style:font-weight-complex="bold"/>
    </style:style>
    <style:style style:name="T7" style:family="text">
      <style:text-properties officeooo:rsid="0017fbaf"/>
    </style:style>
    <style:style style:name="T8" style:family="text">
      <style:text-properties officeooo:rsid="00187f64"/>
    </style:style>
    <style:style style:name="T9" style:family="text">
      <style:text-properties officeooo:rsid="001b5c5a"/>
    </style:style>
    <style:style style:name="T10" style:family="text">
      <style:text-properties officeooo:rsid="001cd2e6"/>
    </style:style>
    <style:style style:name="T11" style:family="text">
      <style:text-properties officeooo:rsid="001cf14b"/>
    </style:style>
    <style:style style:name="T12" style:family="text">
      <style:text-properties officeooo:rsid="002138ac"/>
    </style:style>
    <style:style style:name="T13" style:family="text">
      <style:text-properties officeooo:rsid="0023b233"/>
    </style:style>
    <style:style style:name="T14" style:family="text">
      <style:text-properties officeooo:rsid="0025417e"/>
    </style:style>
    <style:style style:name="T15" style:family="text">
      <style:text-properties officeooo:rsid="00255e1b"/>
    </style:style>
    <style:style style:name="T16" style:family="text">
      <style:text-properties officeooo:rsid="0026be0d"/>
    </style:style>
    <style:style style:name="T17" style:family="text">
      <style:text-properties officeooo:rsid="002d4ee6"/>
    </style:style>
    <style:style style:name="T18" style:family="text">
      <style:text-properties officeooo:rsid="002dbacd"/>
    </style:style>
    <style:style style:name="T19" style:family="text">
      <style:text-properties officeooo:rsid="00328ce3"/>
    </style:style>
    <style:style style:name="T20" style:family="text">
      <style:text-properties officeooo:rsid="00339c01"/>
    </style:style>
    <style:style style:name="T21" style:family="text">
      <style:text-properties officeooo:rsid="00358152"/>
    </style:style>
    <style:style style:name="T22" style:family="text">
      <style:text-properties officeooo:rsid="003aa8f7"/>
    </style:style>
    <style:style style:name="T23" style:family="text">
      <style:text-properties officeooo:rsid="003b38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07420024" text:style-name="L1">
        <text:list-item>
          <text:p text:style-name="P1"/>
        </text:list-item>
      </text:list>
      <text:list xml:id="list775475357" text:style-name="Numbering_20_ivx">
        <text:list-item>
          <text:list>
            <text:list-item>
              <text:p text:style-name="P12">Busca em largura </text:p>
              <text:list>
                <text:list-header>
                  <text:p text:style-name="P2">(a) Qual no da fronteira <text:span text:style-name="T1">é</text:span> selecionado para expans<text:span text:style-name="T1">ã</text:span>o a cada passo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"><text:span text:style-name="T2">O</text:span> nó raiz é expandido primeiro, em seguida todos os sucessores do nó raiz são expandidos, depois os sucessores desses nós, e assim por diante. Em geral, todos os nós em dada profundidade na árvore de busca são expandidos, antes que todos os nós no nível seguinte sejam expandidos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"><text:span text:style-name="T5">(b) Momento em que e aplicado o teste da meta</text:span>. <text:line-break/><text:span text:style-name="T5">(c) A estrat</text:span><text:span text:style-name="T6">é</text:span><text:span text:style-name="T5">gia </text:span><text:span text:style-name="T6">é</text:span><text:span text:style-name="T5"> COMPLETA?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 text:c="3"/><text:span text:style-name="T3">Sim, já que atinge todos os nós</text:span>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/text:p>
                              <text:p text:style-name="P4"><text:s text:c="3"/><text:span text:style-name="T4">Não necessariamente, </text:span>a busca em largura é ideal se o custo do caminho for <text:s text:c="43"/>uma função não decrescente da profundidade do nó <text:line-break/><text:span text:style-name="T5">(e) Complexidade temporal? </text:span><text:line-break/> <text:s text:c="3"/>O (bd +1) <text:line-break/>(<text:span text:style-name="T5">f) Complexidade espacial? </text:span></text:p>
                              <text:list>
                                <text:list-header>
                                  <text:p text:style-name="P5">para qualquer tipo de busca em grafos, que armazena todos os nós expandidos no conjunto explorado, a complexidade do espaço está sempre dentro de um fator de b da complexidade do tempo. Em particular, para busca em largura em grafos, cada nó gerado permanecerá na memória. Haverá O (bd−1) nós no conjunto explorado e O(bd) nós na borda; assim, a complexidade de espaço será O(bd), ou seja, será dominada pelo tamanho da borda. </text:p>
                                </text:list-header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2">Busca de custo uniforme </text:p>
              <text:list>
                <text:list-header>
                  <text:p text:style-name="P13">(a) Qual no da fronteira <text:span text:style-name="T1">é</text:span> selecionado para expans<text:span text:style-name="T1">ã</text:span>o a cada passo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"><text:span text:style-name="T7">A</text:span> busca de custo uniforme expande o nó n com o custo de caminho g(n) mais baixo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7"><text:span text:style-name="T5">(b) Momento em que e aplicado o teste da meta. </text:span><text:line-break/><text:span text:style-name="T5">(c) A estrat</text:span><text:span text:style-name="T6">é</text:span><text:span text:style-name="T5">gia </text:span><text:span text:style-name="T6">é</text:span><text:span text:style-name="T5"> COMPLETA?</text:span><text:line-break/><text:tab/><text:span text:style-name="T8">Não, já que o nó a ser expandido é escolhido com base no custo, os <text:tab/>demais nós não são expandidos.</text:span>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text:line-break/><text:tab/><text:span text:style-name="T9">Sim, já que a</text:span> busca de custo uniforme expande os nós na ordem de seu <text:tab/>custo de caminho ótimo <text:line-break/><text:span text:style-name="T5">(e) Complexidade temporal?</text:span><text:line-break/><text:tab/><text:span text:style-name="T10">O(b^(1+</text:span><text:span text:style-name="T11">[C*/e])&gt;=O(b^d)</text:span><text:line-break/><text:span text:style-name="T5">(f) Complexidade espacial</text:span><text:line-break/><text:tab/><text:span text:style-name="T10">O(b^(1+</text:span><text:span text:style-name="T11">[C*/e])&gt;=O(b^d)</text:span></text:p>
                </text:list-header>
              </text:list>
            </text:list-item>
          </text:list>
        </text:list-item>
        <text:list-item>
          <text:p text:style-name="P2"><text:span text:style-name="T5">Busca em profundidade</text:span> <text:line-break/><text:tab/> <text:span text:style-name="T5">(a) Qual no da fronteira </text:span><text:span text:style-name="T6">é</text:span><text:span text:style-name="T5"> selecionado para expans</text:span><text:span text:style-name="T6">ã</text:span><text:span text:style-name="T5">o a cada passo.</text:span><text:line-break/><text:tab/><text:tab/><text:span text:style-name="T12">S</text:span>empre expande o nó mais profundo na borda atual da árvore de busca. <text:span text:style-name="T13">A</text:span> <text:tab/><text:tab/>busca em profundidade utiliza uma fila LIFO. Uma fila LIFO significa <text:tab/><text:tab/><text:tab/><text:span text:style-name="T13">q</text:span>ue o nó gerado mais recentemente é escolhido para expansão </text:p>
          <text:list>
            <text:list-item>
              <text:list>
                <text:list-header>
                  <text:p text:style-name="P8"><text:span text:style-name="T5">(b) Momento em que e aplicado o teste da meta. </text:span><text:line-break/><text:span text:style-name="T5">(c) A estrat</text:span><text:span text:style-name="T6">é</text:span><text:span text:style-name="T5">gia </text:span><text:span text:style-name="T6">é</text:span><text:span text:style-name="T5"> COMPLETA?</text:span><text:line-break/><text:tab/>A versão da busca em grafos, que evita estados repetidos e caminhos <text:tab/>redundantes, é completa em espaços de estados finitos porque acabará <text:tab/>por expandir cada nó. A versão da busca em árvore, por outro lado, não é <text:tab/>completa 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text:line-break/><text:tab/><text:span text:style-name="T14">Não, já que em determinadas ocasiões o algoritmo vai fazer a busca por <text:tab/>nós que não são o objetivo final do problema.</text:span><text:line-break/><text:soft-page-break/><text:span text:style-name="T5">(e) Complexidade temporal? </text:span><text:line-break/><text:tab/>A complexidade temporal da busca em profundidade em grafo é limitada <text:tab/>pelo tamanho do espaço de estados <text:span text:style-name="T16">no caso do grafo ou </text:span>poderá gerar <text:tab/>todos os nós <text:span text:style-name="T15">(</text:span>O(bm)<text:span text:style-name="T15">)</text:span>na árvore de busca, onde m é a profundidade <text:tab/>máxima de qualquer nó.<text:line-break/><text:span text:style-name="T5">(f) Complexidade espacial</text:span><text:line-break/><text:tab/>Para um espaço de estados com fator de ramificação b e profundidade <text:tab/>máxima m, a busca em profundidade exige o armazenamento de apenas <text:tab/>O(bm) nós. </text:p>
                </text:list-header>
              </text:list>
            </text:list-item>
          </text:list>
        </text:list-item>
        <text:list-item>
          <text:p text:style-name="P12">Busca em profundidade limitada </text:p>
          <text:list>
            <text:list-item>
              <text:list>
                <text:list-header>
                  <text:p text:style-name="P2"><text:span text:style-name="T5">(a) Qual no da fronteira </text:span><text:span text:style-name="T6">é</text:span><text:span text:style-name="T5"> selecionado para expans</text:span><text:span text:style-name="T6">ã</text:span><text:span text:style-name="T5">o a cada passo.</text:span><text:line-break/><text:tab/><text:span text:style-name="T18">Funciona da mesma forma que a busca em profundidade, mas agora ela <text:tab/>possui uma profundidade limite.</text:span></text:p>
                  <text:p text:style-name="P9"><text:span text:style-name="T5">(b) Momento em que e aplicado o teste da meta. <text:line-break/>(c) A estrat</text:span><text:span text:style-name="T6">é</text:span><text:span text:style-name="T5">gia </text:span><text:span text:style-name="T6">é</text:span><text:span text:style-name="T5"> COMPLETA?</text:span><text:line-break/><text:tab/><text:span text:style-name="T18">Não já que não visita todos os nós.</text:span>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text:line-break/><text:tab/><text:span text:style-name="T18">Não uma vez que o nó a ser visitado pode estar além da profundidade <text:tab/>limite.</text:span><text:line-break/><text:span text:style-name="T5">(e) Complexidade temporal?</text:span> <text:line-break/><text:tab/>O(bl) <text:line-break/><text:span text:style-name="T5">(f) Complexidade espacial?</text:span><text:line-break/><text:tab/>O(bl). </text:p>
                </text:list-header>
              </text:list>
            </text:list-item>
          </text:list>
        </text:list-item>
        <text:list-item>
          <text:p text:style-name="P12">Busca de aprofundamento iterativo </text:p>
          <text:list>
            <text:list-item>
              <text:list>
                <text:list-header>
                  <text:p text:style-name="P2"><text:span text:style-name="T5">(a) Qual no da fronteira </text:span><text:span text:style-name="T6">é</text:span><text:span text:style-name="T5"> selecionado para expans</text:span><text:span text:style-name="T6">ã</text:span><text:span text:style-name="T5">o a cada passo.</text:span><text:line-break/><text:tab/><text:span text:style-name="T21">Funciona da mesma forma que a busca em largura, porém limita a <text:tab/>profundidade da busca e a incrementa de acordo com a necessidade.</text:span></text:p>
                  <text:p text:style-name="P10"><text:span text:style-name="T5">(b) Momento em que e aplicado o teste da meta. <text:line-break/>(c) A estrat</text:span><text:span text:style-name="T6">é</text:span><text:span text:style-name="T5">gia </text:span><text:span text:style-name="T6">é</text:span><text:span text:style-name="T5"> COMPLETA?</text:span><text:line-break/><text:tab/><text:span text:style-name="T19">É</text:span> completo quando o fator de ramificação é finito 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text:line-break/><text:tab/><text:span text:style-name="T20">É </text:span>ótimo quando o custo de caminho é uma função não decrescente da <text:tab/>profundidade do nó <text:line-break/><text:span text:style-name="T5">(e) Complexidade temporal?</text:span><text:line-break/><text:tab/>O(bd) <text:s/><text:line-break/><text:span text:style-name="T5">(f) Complexidade espacial?</text:span><text:line-break/><text:tab/>O(bd) </text:p>
                </text:list-header>
              </text:list>
            </text:list-item>
          </text:list>
        </text:list-item>
        <text:list-item>
          <text:p text:style-name="P14">Busca bidirecional. </text:p>
          <text:list>
            <text:list-item>
              <text:list>
                <text:list-header>
                  <text:p text:style-name="P6"><text:span text:style-name="T5">(a) Qual no da fronteira </text:span><text:span text:style-name="T6">é</text:span><text:span text:style-name="T5"> selecionado para expans</text:span><text:span text:style-name="T6">ã</text:span><text:span text:style-name="T5">o a cada passo.</text:span><text:line-break/><text:tab/>Implementa-se a busca bidirecional substituindo o teste de objetivo por <text:tab/>uma verificação para ver se as bordas das duas buscas se cruzam; se isso <text:tab/>ocorre, foi encontrada uma solução. </text:p>
                  <text:p text:style-name="P11"><text:span text:style-name="T5">(b) Momento em que e aplicado o teste da meta. </text:span><text:line-break/><text:tab/>Implementa-se a busca bidirecional substituindo o teste de objetivo por <text:tab/>uma verificação para ver se as bordas das duas buscas se cruzam; se isso <text:tab/>ocorre, foi encontrada uma solução. . A verificação poderá ser realizada <text:tab/>quando o nó for gerado ou selecionado para expansão e, com a tabela <text:tab/>hash, terá um <text:tab/>tempo constante. <text:line-break/><text:span text:style-name="T5">(c) A estrat</text:span><text:span text:style-name="T6">é</text:span><text:span text:style-name="T5">gia </text:span><text:span text:style-name="T6">é</text:span><text:span text:style-name="T5"> COMPLETA?</text:span><text:line-break/><text:tab/>Sim<text:line-break/><text:span text:style-name="T5">d) A estrat</text:span><text:span text:style-name="T6">é</text:span><text:span text:style-name="T5">gia </text:span><text:span text:style-name="T6">é</text:span><text:span text:style-name="T5"> </text:span><text:span text:style-name="T6">Ó</text:span><text:span text:style-name="T5">TIMA?</text:span><text:line-break/><text:tab/><text:span text:style-name="T23">Sim</text:span><text:line-break/><text:soft-page-break/><text:span text:style-name="T5">(e) Complexidade temporal? </text:span><text:line-break/><text:tab/>O(bd/2) <text:line-break/><text:span text:style-name="T5">(f) Complexidade espacial?</text:span><text:line-break/><text:tab/>O(bd/2) <text:line-break/></text:p>
                </text:list-header>
              </text:list>
            </text:list-item>
          </text:list>
        </text:list-item>
      </text:list>
      <text:list xml:id="list154460478865211" text:continue-list="list707420024" text:style-name="L1">
        <text:list-item>
          <text:p text:style-name="P15">A atividade não é obrigatória. Por isso es<text:span text:style-name="T17">t</text:span>a questão não será respondid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965cm" fo:text-indent="-0.307cm" fo:margin-left="1.96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5cm" fo:text-indent="-1cm" fo:margin-left="2.66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3.366cm" fo:text-indent="-0.7cm" fo:margin-left="3.366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635cm" fo:text-indent="-0.395cm" fo:margin-left="2.6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03cm" fo:text-indent="-0.395cm" fo:margin-left="3.03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425cm" fo:text-indent="-0.395cm" fo:margin-left="3.4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821cm" fo:text-indent="-0.395cm" fo:margin-left="3.82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216cm" fo:text-indent="-0.395cm" fo:margin-left="4.216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611cm" fo:text-indent="-0.395cm" fo:margin-left="4.61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5.006cm" fo:text-indent="-0.395cm" fo:margin-left="5.00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8:46:16.669000000</meta:creation-date>
    <dc:date>2020-03-09T15:44:59.434000000</dc:date>
    <meta:editing-duration>PT1H35M19S</meta:editing-duration>
    <meta:editing-cycles>47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24" meta:word-count="822" meta:character-count="4816" meta:non-whitespace-character-count="3884"/>
  </office:meta>
</office:document-meta>
</file>